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38cm"/>
      <style:paragraph-properties style:writing-mode="lr-tb"/>
    </style:style>
    <style:style style:name="P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837cm" svg:height="4.63cm" svg:x="0.043cm" svg:y="0.037cm">
          <draw:text-box>
            <text:p text:style-name="P1">a <text:s text:c="2"/>mysqrt <text:s text:c="12"/>sqrt <text:s text:c="14"/>diff</text:p>
            <text:p text:style-name="P1">- <text:s text:c="2"/>------ <text:s text:c="12"/>---- <text:s text:c="14"/>----</text:p>
            <text:p text:style-name="P1">1.0 1.0 <text:s text:c="15"/>1.0 <text:s text:c="15"/>0.0</text:p>
            <text:p text:style-name="P1">2.0 1.414213562373095 <text:s/>1.4142135623730951 2.220446049250313e-16</text:p>
            <text:p text:style-name="P1">3.0 1.7320508075688772 1.7320508075688772 0.0</text:p>
            <text:p text:style-name="P1">4.0 2.0 <text:s text:c="15"/>2.0 <text:s text:c="15"/>0.0</text:p>
            <text:p text:style-name="P1">5.0 2.23606797749979 <text:s text:c="2"/>2.23606797749979 <text:s text:c="2"/>0.0</text:p>
            <text:p text:style-name="P1">6.0 2.449489742783178 <text:s/>2.449489742783178 <text:s/>0.0</text:p>
            <text:p text:style-name="P1">7.0 2.6457513110645907 2.6457513110645907 0.0</text:p>
            <text:p text:style-name="P1">8.0 2.82842712474619 <text:s text:c="2"/>2.8284271247461903 4.440892098500626e-16</text:p>
            <text:p text:style-name="P1">9.0 3.0 <text:s text:c="15"/>3.0 <text:s text:c="15"/>0.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3.84cm" fo:page-height="4.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1:52:53.224360744</meta:creation-date>
    <dc:date>2020-10-19T21:55:48.430638690</dc:date>
    <meta:editing-duration>PT2M56S</meta:editing-duration>
    <meta:editing-cycles>1</meta:editing-cycles>
    <meta:document-statistic meta:object-count="1"/>
    <meta:generator>LibreOffice/6.4.6.2$Linux_X86_64 LibreOffice_project/40$Build-2</meta:generator>
  </office:meta>
</office:document-meta>
</file>